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68824" officeooo:paragraph-rsid="00068824"/>
    </style:style>
    <style:style style:name="P2" style:family="paragraph" style:parent-style-name="Standard">
      <style:text-properties officeooo:rsid="00068824" officeooo:paragraph-rsid="00068824"/>
    </style:style>
    <style:style style:name="P3" style:family="paragraph" style:parent-style-name="Standard">
      <style:text-properties officeooo:rsid="00095c02" officeooo:paragraph-rsid="00095c02"/>
    </style:style>
    <style:style style:name="P4" style:family="paragraph" style:parent-style-name="Standard" style:list-style-name="L2">
      <style:text-properties officeooo:rsid="0009b66f" officeooo:paragraph-rsid="0009b66f"/>
    </style:style>
    <style:style style:name="P5" style:family="paragraph" style:parent-style-name="Standard">
      <style:text-properties officeooo:rsid="0009b66f" officeooo:paragraph-rsid="0009b66f"/>
    </style:style>
    <style:style style:name="P6" style:family="paragraph" style:parent-style-name="Standard">
      <style:text-properties officeooo:paragraph-rsid="0009b66f"/>
    </style:style>
    <style:style style:name="P7" style:family="paragraph" style:parent-style-name="Standard">
      <style:text-properties officeooo:rsid="000e9752" officeooo:paragraph-rsid="000e9752"/>
    </style:style>
    <style:style style:name="P8" style:family="paragraph" style:parent-style-name="Standard" style:list-style-name="L3">
      <style:text-properties officeooo:rsid="001032be" officeooo:paragraph-rsid="001032be"/>
    </style:style>
    <style:style style:name="P9" style:family="paragraph" style:parent-style-name="Standard">
      <style:text-properties officeooo:rsid="001032be" officeooo:paragraph-rsid="001032be"/>
    </style:style>
    <style:style style:name="P10" style:family="paragraph" style:parent-style-name="Standard">
      <style:text-properties officeooo:rsid="0013ac1a" officeooo:paragraph-rsid="0013ac1a"/>
    </style:style>
    <style:style style:name="P11" style:family="paragraph" style:parent-style-name="Standard">
      <style:text-properties officeooo:paragraph-rsid="0013ac1a"/>
    </style:style>
    <style:style style:name="P12" style:family="paragraph" style:parent-style-name="Standard">
      <style:text-properties officeooo:rsid="00147275" officeooo:paragraph-rsid="00147275"/>
    </style:style>
    <style:style style:name="P13" style:family="paragraph" style:parent-style-name="Standard">
      <style:text-properties officeooo:rsid="0016e39b" officeooo:paragraph-rsid="0016e39b"/>
    </style:style>
    <style:style style:name="P14" style:family="paragraph" style:parent-style-name="Standard" style:list-style-name="L4">
      <style:text-properties officeooo:rsid="001791a2" officeooo:paragraph-rsid="001791a2"/>
    </style:style>
    <style:style style:name="P15" style:family="paragraph" style:parent-style-name="Standard">
      <style:text-properties officeooo:rsid="001791a2" officeooo:paragraph-rsid="001791a2"/>
    </style:style>
    <style:style style:name="P16" style:family="paragraph" style:parent-style-name="Standard">
      <style:text-properties officeooo:rsid="0017f0b1" officeooo:paragraph-rsid="0017f0b1"/>
    </style:style>
    <style:style style:name="T1" style:family="text">
      <style:text-properties officeooo:rsid="0009b66f"/>
    </style:style>
    <style:style style:name="T2" style:family="text">
      <style:text-properties officeooo:rsid="000b4a2d"/>
    </style:style>
    <style:style style:name="T3" style:family="text">
      <style:text-properties officeooo:rsid="000ba73b"/>
    </style:style>
    <style:style style:name="T4" style:family="text">
      <style:text-properties officeooo:rsid="000c69d9"/>
    </style:style>
    <style:style style:name="T5" style:family="text">
      <style:text-properties officeooo:rsid="000d1771"/>
    </style:style>
    <style:style style:name="T6" style:family="text">
      <style:text-properties officeooo:rsid="000f78cf"/>
    </style:style>
    <style:style style:name="T7" style:family="text">
      <style:text-properties officeooo:rsid="00120af8"/>
    </style:style>
    <style:style style:name="T8" style:family="text">
      <style:text-properties officeooo:rsid="0013ac1a"/>
    </style:style>
    <style:style style:name="T9" style:family="text">
      <style:text-properties officeooo:rsid="00147275"/>
    </style:style>
    <style:style style:name="T10" style:family="text">
      <style:text-properties officeooo:rsid="00149ed1"/>
    </style:style>
    <style:style style:name="T11" style:family="text">
      <style:text-properties officeooo:rsid="0015d8c4"/>
    </style:style>
    <style:style style:name="T12" style:family="text">
      <style:text-properties officeooo:rsid="0016e39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20835375" text:style-name="L1">
        <text:list-item>
          <text:p text:style-name="P1">Resumen</text:p>
        </text:list-item>
      </text:list>
      <text:p text:style-name="P2"/>
      <text:p text:style-name="P3">El sistema se divide en dos modos, uno para asesorar sobre la elección de la rama, y otro para aconsejar que asignatura elegir entre dos asignaturas elegidas.</text:p>
      <text:p text:style-name="P3"/>
      <text:p text:style-name="P3">El el primer modo se le pregunta al usuario sobre ciertas características y en base a su valor se sugiere una rama.</text:p>
      <text:p text:style-name="P3"/>
      <text:p text:style-name="P3">En el segundo modo, primero se le pregunta al usuario las dos asignaturas entre las que aconsejar, y después se le pregunta al usuario sobre ciertas características y en bases a su valor se calcula la certeza de ambas asignaturas elegidas, y se aconseja la que mayor certeza tenga.</text:p>
      <text:p text:style-name="P2"/>
      <text:list xml:id="list72942051877666" text:continue-numbering="true" text:style-name="L1">
        <text:list-item>
          <text:p text:style-name="P1">Descripción del proceso seguido</text:p>
        </text:list-item>
      </text:list>
      <text:p text:style-name="P2"/>
      <text:list xml:id="list226335671" text:style-name="L2">
        <text:list-item>
          <text:p text:style-name="P4">Primer modo</text:p>
        </text:list-item>
      </text:list>
      <text:p text:style-name="P5"/>
      <text:p text:style-name="P5">La base de conocimiento se compone de los siguientes elementos:</text:p>
      <text:p text:style-name="P5"/>
      <text:p text:style-name="P5">- Las preguntas a realizar</text:p>
      <text:p text:style-name="P5">- Las frases de cada pregunta</text:p>
      <text:p text:style-name="P5">- <text:span text:style-name="T2">Frases de inicio de la pregunta</text:span></text:p>
      <text:p text:style-name="P5">- <text:span text:style-name="T2">Frases cuando el usuario no ha sabido responder</text:span></text:p>
      <text:p text:style-name="P5">- <text:span text:style-name="T3">Rango de valores de las características, tanto discretos como continuos</text:span></text:p>
      <text:p text:style-name="P6"><text:span text:style-name="T1">- </text:span><text:span text:style-name="T4">Ramas sobre las que asesorar</text:span></text:p>
      <text:p text:style-name="P6">- <text:span text:style-name="T5">Sugerencias con las distintas combinaciones de los valores de las características y ramas</text:span></text:p>
      <text:p text:style-name="P5"/>
      <text:list xml:id="list72941305932851" text:continue-numbering="true" text:style-name="L2">
        <text:list-item>
          <text:p text:style-name="P4">Segundo modo</text:p>
        </text:list-item>
      </text:list>
      <text:p text:style-name="P5"/>
      <text:p text:style-name="P7">La base de conocimiento se compone de los siguientes elementos:</text:p>
      <text:p text:style-name="P7"/>
      <text:p text:style-name="P7">- Las asignaturas disponibles para aconsejar</text:p>
      <text:p text:style-name="P7">- Las evidencias a tener en cuenta</text:p>
      <text:p text:style-name="P7">- Rango de valores de las evidencias, tanto discretos como continuos</text:p>
      <text:p text:style-name="P7">- <text:span text:style-name="T6">Preguntas para las evidencias</text:span></text:p>
      <text:p text:style-name="P7">- <text:span text:style-name="T6">Reglas para calcular los factores de certeza</text:span></text:p>
      <text:p text:style-name="P2"/>
      <text:list xml:id="list72941270738778" text:continue-list="list72942051877666" text:style-name="L1">
        <text:list-item>
          <text:p text:style-name="P1">Descripción del sistema</text:p>
        </text:list-item>
      </text:list>
      <text:p text:style-name="P2"/>
      <text:list xml:id="list2128995435" text:style-name="L4">
        <text:list-item>
          <text:p text:style-name="P14">Programa general</text:p>
        </text:list-item>
      </text:list>
      <text:p text:style-name="P15"/>
      <text:p text:style-name="P15">- Variable de entrada del problema:</text:p>
      <text:p text:style-name="P15"/>
      <text:p text:style-name="P15">La variables de entrada es el modo a elegir. Esta variable se representa con el siguiente formato:</text:p>
      <text:p text:style-name="P15"/>
      <text:p text:style-name="P15">(Modo &lt;nombre_modo&gt;)</text:p>
      <text:p text:style-name="P15"/>
      <text:p text:style-name="P15">- Variables de salida del problema:</text:p>
      <text:p text:style-name="P2"/>
      <text:p text:style-name="P16">Las variables de salida son las variables de salida del modo elegido al principio del programa.</text:p>
      <text:p text:style-name="P2"/>
      <text:list xml:id="list3999256758" text:style-name="L3">
        <text:list-item>
          <text:p text:style-name="P8">Primer modo</text:p>
        </text:list-item>
      </text:list>
      <text:p text:style-name="P9"/>
      <text:p text:style-name="P9"><text:soft-page-break/>- <text:span text:style-name="T7">Variables de entrada del problema:</text:span></text:p>
      <text:p text:style-name="P9"/>
      <text:p text:style-name="P11"><text:span text:style-name="T8">Las variables de entrada </text:span><text:span text:style-name="T9">s</text:span><text:span text:style-name="T8">on las respuestas a las preguntas sobre las características. Estas variables se representan </text:span><text:span text:style-name="T9">c</text:span><text:span text:style-name="T8">on el siguiente formato:</text:span></text:p>
      <text:p text:style-name="P10"/>
      <text:p text:style-name="P10">(Respuesta (caracteristica &lt;nombre_caracteristica&gt;) (valor &lt;valor&gt;))</text:p>
      <text:p text:style-name="P9"/>
      <text:p text:style-name="P9">- <text:span text:style-name="T7">Variables de salida del problema:</text:span></text:p>
      <text:p text:style-name="P9"/>
      <text:p text:style-name="P12">La variable de salida es la recomendación elegida. Esta variable se representa con el siguiente formato:</text:p>
      <text:p text:style-name="P12"/>
      <text:p text:style-name="P12">(Recomendacion &lt;mensaje&gt;)</text:p>
      <text:p text:style-name="P9"/>
      <text:p text:style-name="P9">- <text:span text:style-name="T7">Conocimiento global del sistema:</text:span></text:p>
      <text:p text:style-name="P9"/>
      <text:p text:style-name="P9"/>
      <text:p text:style-name="P9"/>
      <text:p text:style-name="P9">- <text:span text:style-name="T10">Especificación de los módulos que se han desarrollado</text:span></text:p>
      <text:p text:style-name="P9"/>
      <text:p text:style-name="P9">* <text:span text:style-name="T12">Este modo se ha estructurado en tres módulos</text:span></text:p>
      <text:p text:style-name="P9">* <text:span text:style-name="T12">Primer módulo: </text:span></text:p>
      <text:p text:style-name="P9"/>
      <text:p text:style-name="P13">+ Objetivo:</text:p>
      <text:p text:style-name="P13">+ Conocimiento que utiliza:</text:p>
      <text:p text:style-name="P13">+ Conocimiento que deduce: </text:p>
      <text:p text:style-name="P9"/>
      <text:p text:style-name="P9">* <text:span text:style-name="T12">Segundo módulo:</text:span></text:p>
      <text:p text:style-name="P9">* <text:span text:style-name="T12">Tercer módulo:</text:span></text:p>
      <text:p text:style-name="P9"/>
      <text:p text:style-name="P9">- <text:span text:style-name="T11">Para cada módulo</text:span></text:p>
      <text:p text:style-name="P9"/>
      <text:p text:style-name="P9"/>
      <text:list xml:id="list72942670551797" text:continue-numbering="true" text:style-name="L3">
        <text:list-item>
          <text:p text:style-name="P8">Segundo modo</text:p>
        </text:list-item>
      </text:list>
      <text:p text:style-name="P9"/>
      <text:p text:style-name="P9"/>
      <text:p text:style-name="P2"/>
      <text:list xml:id="list72941650853225" text:continue-list="list72941270738778" text:style-name="L1">
        <text:list-item>
          <text:p text:style-name="P1">Breve manual de uso del sistem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05:14:52.820540096</meta:creation-date>
    <meta:generator>LibreOffice/6.4.7.2$Linux_X86_64 LibreOffice_project/40$Build-2</meta:generator>
    <dc:date>2021-06-18T07:29:41.162785973</dc:date>
    <meta:editing-duration>PT1H34M2S</meta:editing-duration>
    <meta:editing-cycles>16</meta:editing-cycles>
    <meta:document-statistic meta:table-count="0" meta:image-count="0" meta:object-count="0" meta:page-count="2" meta:paragraph-count="47" meta:word-count="395" meta:character-count="2363" meta:non-whitespace-character-count="2022"/>
  </office:meta>
</office:document-meta>
</file>